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30pt" officeooo:rsid="000f9766" officeooo:paragraph-rsid="000f9766" style:font-size-asian="30pt" style:font-size-complex="30pt"/>
    </style:style>
    <style:style style:name="P2" style:family="paragraph" style:parent-style-name="Standard">
      <style:text-properties fo:color="#800000" fo:font-size="20pt" officeooo:rsid="000f9766" officeooo:paragraph-rsid="000f9766" style:font-size-asian="17.5pt" style:font-size-complex="20pt"/>
    </style:style>
    <style:style style:name="P3" style:family="paragraph" style:parent-style-name="Standard">
      <style:text-properties fo:color="#cc0000" fo:font-size="30pt" officeooo:rsid="000f9766" officeooo:paragraph-rsid="000f9766" style:font-size-asian="30pt" style:font-size-complex="30pt"/>
    </style:style>
    <style:style style:name="P4" style:family="paragraph" style:parent-style-name="Standard">
      <style:text-properties fo:color="#cc0000" fo:font-size="30pt" officeooo:rsid="000f9766" officeooo:paragraph-rsid="001d4ea5" style:font-size-asian="30pt" style:font-size-complex="30pt"/>
    </style:style>
    <style:style style:name="P5" style:family="paragraph" style:parent-style-name="Standard">
      <style:text-properties fo:color="#cc0000" fo:font-size="20pt" officeooo:rsid="000f9766" officeooo:paragraph-rsid="000f9766" style:font-size-asian="17.5pt" style:font-size-complex="20pt"/>
    </style:style>
    <style:style style:name="P6" style:family="paragraph" style:parent-style-name="Standard">
      <style:text-properties fo:color="#cc0000" fo:font-size="20pt" officeooo:rsid="000f9766" officeooo:paragraph-rsid="00162dbf" style:font-size-asian="17.5pt" style:font-size-complex="20pt"/>
    </style:style>
    <style:style style:name="P7" style:family="paragraph" style:parent-style-name="Standard">
      <style:text-properties fo:color="#cc0000" fo:font-size="20pt" officeooo:rsid="000f9766" officeooo:paragraph-rsid="0017ca73" style:font-size-asian="17.5pt" style:font-size-complex="20pt"/>
    </style:style>
    <style:style style:name="P8" style:family="paragraph" style:parent-style-name="Standard">
      <style:text-properties fo:color="#cc0000" fo:font-size="20pt" officeooo:rsid="000f9766" officeooo:paragraph-rsid="0019b99e" style:font-size-asian="17.5pt" style:font-size-complex="20pt"/>
    </style:style>
    <style:style style:name="P9" style:family="paragraph" style:parent-style-name="Standard">
      <style:text-properties fo:color="#cc0000" fo:font-size="20pt" officeooo:rsid="000f9766" officeooo:paragraph-rsid="001a505d" style:font-size-asian="17.5pt" style:font-size-complex="20pt"/>
    </style:style>
    <style:style style:name="P10" style:family="paragraph" style:parent-style-name="Standard">
      <style:text-properties fo:color="#cc0000" fo:font-size="20pt" officeooo:rsid="000f9766" officeooo:paragraph-rsid="001b59d2" style:font-size-asian="17.5pt" style:font-size-complex="20pt"/>
    </style:style>
    <style:style style:name="P11" style:family="paragraph" style:parent-style-name="Standard">
      <style:text-properties fo:color="#cc0000" fo:font-size="20pt" officeooo:rsid="000f9766" officeooo:paragraph-rsid="001d4ea5" style:font-size-asian="17.5pt" style:font-size-complex="20pt"/>
    </style:style>
    <style:style style:name="P12" style:family="paragraph" style:parent-style-name="Standard">
      <style:text-properties fo:color="#000000" fo:font-size="20pt" officeooo:rsid="000f9766" officeooo:paragraph-rsid="00154883" style:font-size-asian="17.5pt" style:font-size-complex="20pt"/>
    </style:style>
    <style:style style:name="P13" style:family="paragraph" style:parent-style-name="Standard">
      <style:text-properties fo:color="#000000" fo:font-size="20pt" officeooo:rsid="000f9766" officeooo:paragraph-rsid="00162dbf" style:font-size-asian="17.5pt" style:font-size-complex="20pt"/>
    </style:style>
    <style:style style:name="P14" style:family="paragraph" style:parent-style-name="Standard">
      <style:text-properties fo:color="#000000" fo:font-size="20pt" officeooo:rsid="000f9766" officeooo:paragraph-rsid="0017ca73" style:font-size-asian="17.5pt" style:font-size-complex="20pt"/>
    </style:style>
    <style:style style:name="P15" style:family="paragraph" style:parent-style-name="Standard">
      <style:text-properties fo:color="#000000" fo:font-size="20pt" officeooo:rsid="000f9766" officeooo:paragraph-rsid="0019b99e" style:font-size-asian="17.5pt" style:font-size-complex="20pt"/>
    </style:style>
    <style:style style:name="P16" style:family="paragraph" style:parent-style-name="Standard">
      <style:text-properties fo:color="#000000" fo:font-size="20pt" officeooo:rsid="000f9766" officeooo:paragraph-rsid="001a505d" style:font-size-asian="17.5pt" style:font-size-complex="20pt"/>
    </style:style>
    <style:style style:name="P17" style:family="paragraph" style:parent-style-name="Standard">
      <style:text-properties fo:color="#000000" fo:font-size="20pt" officeooo:rsid="000f9766" officeooo:paragraph-rsid="001b59d2" style:font-size-asian="17.5pt" style:font-size-complex="20pt"/>
    </style:style>
    <style:style style:name="P18" style:family="paragraph" style:parent-style-name="Standard">
      <style:text-properties fo:color="#000000" fo:font-size="20pt" officeooo:rsid="000f9766" officeooo:paragraph-rsid="001d4ea5" style:font-size-asian="17.5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S TABLE </text:p>
      <text:p text:style-name="P1"/>
      <text:p text:style-name="P5">BIRINCI ADIM: DATANIN CEKILMESI </text:p>
      <text:p text:style-name="P2"/>
      <text:p text:style-name="P12">* Derlenmis ve kullanima hazir data sahibi oluyoruz. </text:p>
      <text:p text:style-name="P12"/>
      <text:p text:style-name="P12">* 3 tip data kullanacagiz. Bunlar ;</text:p>
      <text:p text:style-name="P12">Hisse senedi datalari, FX Datalari ve Commodity Datalari olacak.</text:p>
      <text:p text:style-name="P12"/>
      <text:p text:style-name="P12">* Cekilmis olan datayi hem gunluk hem de saatlik olarak kullanabilmeliyiz.</text:p>
      <text:p text:style-name="P12"/>
      <text:p text:style-name="P12">* Cekilmis olan dataya excelde bazi islemler yapilacak. Birincisi datayi marketlere bolecegiz. Bu bolme islemi islemi kismen subjektif olacak.</text:p>
      <text:p text:style-name="P12"/>
      <text:p text:style-name="P12">* Marketleri daha da bolebiliriz. O zaman yeni sutunlar olusturacagiz. Uzun vadeli bir yukselis trendinin icindeki kisa vadeli dusus trendi olabilir, o zaman ikinci bir sutun yapacagiz.</text:p>
      <text:p text:style-name="P12"/>
      <text:p text:style-name="P6">IKINCI ADIM: TEKNIK ANALIZ - 1</text:p>
      <text:p text:style-name="P6"/>
      <text:p text:style-name="P13">* Support and Resistances Kodlari Yerlestirilecek.</text:p>
      <text:p text:style-name="P13"/>
      <text:p text:style-name="P13">* Fibonacci ve Elliott Dalgalari Konulacak.</text:p>
      <text:p text:style-name="P13"/>
      <text:p text:style-name="P13">* Omuz Bas Omuz vB. Formasyonlar Konulacak.</text:p>
      <text:p text:style-name="P13"/>
      <text:p text:style-name="P13"><text:soft-page-break/></text:p>
      <text:p text:style-name="P6">UCUNCU ADIM : TEKNIK ANALIZ – 2</text:p>
      <text:p text:style-name="P6"/>
      <text:p text:style-name="P14">* Teknik Analiz indikatorlerini cekiyoruz.</text:p>
      <text:p text:style-name="P13"/>
      <text:p text:style-name="P13">* Alligator indikatorunu de uretiyoruz.</text:p>
      <text:p text:style-name="P13"/>
      <text:p text:style-name="P13">* Excelden 1/0 sistemi ile pozisyona girme girmeme durumlarini da uretiyoruz. Algoritma birlestirirken cok isimize yarayacak.</text:p>
      <text:p text:style-name="P13"/>
      <text:p text:style-name="P13">* Formul Tablosu uretiyoruz. Hangi indikator gerek genel gerekse market bazinda kac kere piyasaya girmis ne kadar kalmis ve ne kadar kazandirmis 3 kolon olarak tutulacak. </text:p>
      <text:p text:style-name="P13"/>
      <text:p text:style-name="P6">DORDUNCU ADIM : TEKNIK ANALIZ – 3</text:p>
      <text:p text:style-name="P6"/>
      <text:p text:style-name="P14">* Formasyonlari cekiyoruz.</text:p>
      <text:p text:style-name="P14"/>
      <text:p text:style-name="P14">* Her bir formasyon hem genelde hem market bazinda kac kere ortaya cikmis kacinda dogru tahmin etmis not aliyoruz.</text:p>
      <text:p text:style-name="P14"/>
      <text:p text:style-name="P7">BESINCI ADIM : SENTIMENTAL ANALIZ </text:p>
      <text:p text:style-name="P7"/>
      <text:p text:style-name="P14">* VIX basta olmak uzere cesitli sentimental indikatorleri cekiyoruz. Yapinin uzerinde calisilacak.</text:p>
      <text:p text:style-name="P14"/>
      <text:p text:style-name="P14">Not : Ozellikle Dolar iceren Fx Karsilastirmalarinda cok isimize yarayacak.</text:p>
      <text:p text:style-name="P6"/>
      <text:p text:style-name="P14"><text:soft-page-break/>* Excelden 1/0 sistemi ile pozisyona girme girmeme durumlarini da uretiyoruz. Algoritma birlestirirken cok isimize yarayacak.</text:p>
      <text:p text:style-name="P14"/>
      <text:p text:style-name="P14">* Formul Tablosu uretiyoruz. Hangi indikator gerek genel gerekse market bazinda kac kere piyasaya girmis ne kadar kalmis ve ne kadar kazandirmis 3 kolon olarak tutulacak.</text:p>
      <text:p text:style-name="P14"/>
      <text:p text:style-name="P7">ALTINCI ADIM : SENTDEX ANALIZ </text:p>
      <text:p text:style-name="P7"/>
      <text:p text:style-name="P14">* Sentdex.Com dan Fxler hakkindaki genel kanaati cekiyoruz. FX ler icin kullanacagiz.</text:p>
      <text:p text:style-name="P14"/>
      <text:p text:style-name="P8">YEDINCI ADIM : MAKINE OGRENMESI </text:p>
      <text:p text:style-name="P8"/>
      <text:p text:style-name="P15">* Makine Ogrenmesi Algoritmalarini fiyat tahmininde bulunacagiz. Bu kapsamda ML-Reg &amp; ML – Class &amp; </text:p>
      <text:p text:style-name="P15"><text:s/>&amp; Deep Class Algoritmalarini Kullanacagiz.</text:p>
      <text:p text:style-name="P15"/>
      <text:p text:style-name="P15">* ML – Reg : Bir ya da birden fazla input kullanarak Regresyon Tahmininde bulunacagiz. Her bir regresyon icin birden fazla kolon kullanacagiz. </text:p>
      <text:p text:style-name="P15"/>
      <text:p text:style-name="P15">- &gt; Birinci kolon regresyonun tahmin ettigi nokta olacak.</text:p>
      <text:p text:style-name="P15"/>
      <text:p text:style-name="P15">- &gt; Ikinci kolon regresyonun al ya da sat karari olacak. Direkt Excelden de islemi yapabiliriz.</text:p>
      <text:p text:style-name="P15"/>
      <text:p text:style-name="P15">→ Ucuncu kolon regresyonun hedef noktasi yuzde 2 veya uzeri ise al islemi yap diyen kolon olacak. Direkt excelden de yapabiliriz.</text:p>
      <text:p text:style-name="P16"><text:soft-page-break/>* ML – Class : Bir ya da birden fazla input kullanarak Classification tahmininde bulunacagiz. Her bir classification icin birden fazla kolon kullanacagiz. </text:p>
      <text:p text:style-name="P16"/>
      <text:p text:style-name="P16">- &gt; Birinci kolon classificationun al da sat karari olacak. </text:p>
      <text:p text:style-name="P16"/>
      <text:p text:style-name="P17">→ Ikinci kolon classificationun yuzde 2 ve uzeri artis – yuzde 2 ve uzeri dusus ve ikisinin arasi olarak siniflandirma yapacagi 1-0- ve eksi bir seklinde uclu siniflandirmasi yapilmis olacak.</text:p>
      <text:p text:style-name="P16"/>
      <text:p text:style-name="P16">* Deep Class : Bir ya da birden fazla input kullanarak Classification tahmininde bulunacagiz. Her bir classification icin birden fazla kolon kullanacagiz. </text:p>
      <text:p text:style-name="P16"/>
      <text:p text:style-name="P17">- &gt; Birinci kolon classificationun al da sat karari olacak. </text:p>
      <text:p text:style-name="P16"/>
      <text:p text:style-name="P16">→ Ikinci kolon classificationun yuzde 2 ve uzeri artis – yuzde 2 ve uzeri dusus ve ikisinin arasi olarak siniflandirma yapacagi 1-0- ve eksi bir seklinde uclu siniflandirmasi yapilmis olacak.</text:p>
      <text:p text:style-name="P16"/>
      <text:p text:style-name="P9">SEKIZINCI ADIM : MAKINE OGRENMESI YORUMLANMASI </text:p>
      <text:p text:style-name="P9"/>
      <text:p text:style-name="P16"><text:s/>→ Makine Ogrenmesi Algoritmalarinin Performans Karnelerini de alacagiz. </text:p>
      <text:p text:style-name="P16"/>
      <text:p text:style-name="P16">→ Performans Karneleri Regresyon icin R2 ve Classification icin ise AOC ve ROC benzeri olacak. </text:p>
      <text:p text:style-name="P16"><text:soft-page-break/><text:s/>Regresyon icin R2 ve Classification icin ROC vb. Calismalar olacak. </text:p>
      <text:p text:style-name="P7"/>
      <text:p text:style-name="P14">Soru -1 : Makine Ogrenmesi Performans Karnelerini Excele Basimi </text:p>
      <text:p text:style-name="P14"/>
      <text:p text:style-name="P14">Soru -2 : Her denemede tum algoritmayi bastan sonra denemek cok uzun olacak. Sadece performans karnesini calistiracak bir yapinin kurulmasi </text:p>
      <text:p text:style-name="P14"/>
      <text:p text:style-name="P10">DOKUZUNCU ADIM : MAKINE OGRENMESI ALGORITMALARININ GELISTIRILMESI </text:p>
      <text:p text:style-name="P10"/>
      <text:p text:style-name="P17">Makine Ogrenmesi Algoritmalarinin eksiklerini gidermek icin 4 farkli calisma yapilacak. </text:p>
      <text:p text:style-name="P17"/>
      <text:p text:style-name="P17">Birinci calisma regularization / hyperparameter optimization vb. Calismalar olacak. Bu calismalar makine ogrenmesi algoritmalarini daha iyi bir hale getirmek icin yapilacak dogrudan mudahaleler olacak. Kodlari yazilacak.</text:p>
      <text:p text:style-name="P17"/>
      <text:p text:style-name="P17">Ikinci calisma inputlar uzerinde oynayarak yapilacak. Algoritmalara yari dogrudan mudahale olacak.</text:p>
      <text:p text:style-name="P17"/>
      <text:p text:style-name="P17">Ucuncu calisma Ensemble ML Algoritmalari ile cesitli ml algoritmalarini birlestirerek daha kompleks ML algoritmalari elde etmek olacak.</text:p>
      <text:p text:style-name="P17"/>
      <text:p text:style-name="P17">Dorduncu calisma Excel uzerinden cesitli algoritmalari birlestirmek olacak.</text:p>
      <text:p text:style-name="P17"/>
      <text:p text:style-name="P11"><text:soft-page-break/>ONUNCU ADIM : YENI ALGORITMALARIN EKLENMESI</text:p>
      <text:p text:style-name="P11"/>
      <text:p text:style-name="P18">Time Series Algoritmalari &amp; Hidden Markov ve Pattern Recognition Calismalari da Eklenecek. </text:p>
      <text:p text:style-name="P18"/>
      <text:p text:style-name="P4">ALGORITHMIC FRAMEWORK </text:p>
      <text:p text:style-name="P4"/>
      <text:p text:style-name="P11">BIRINCI ADIM : DATAYI CEKIYORUZ. </text:p>
      <text:p text:style-name="P11"/>
      <text:p text:style-name="P11">IKINCI ADIM : ALGORITMA KOYUYORUZ. DORT ALGORITMAYI KOYALIM.</text:p>
      <text:p text:style-name="P11"/>
      <text:p text:style-name="P18">* ADX INDIKATORU</text:p>
      <text:p text:style-name="P18"/>
      <text:p text:style-name="P18">* ALLIGATOR INDIKATORU</text:p>
      <text:p text:style-name="P18"/>
      <text:p text:style-name="P18">* RNN</text:p>
      <text:p text:style-name="P18"/>
      <text:p text:style-name="P18">* PATTERN RECOGNITION</text:p>
      <text:p text:style-name="P11"/>
      <text:p text:style-name="P11">UCUNCU ADIM : KAPSAMLI BACKTEST ANALIZI YAPIYORUZ. </text:p>
      <text:p text:style-name="P11"/>
      <text:p text:style-name="P18">* ZIPLINE KULLANILIYOR </text:p>
      <text:p text:style-name="P18"/>
      <text:p text:style-name="P18">* STOP-LOSS KONULUYOR.</text:p>
      <text:p text:style-name="P18"/>
      <text:p text:style-name="P18">* GOKTUG BEY PERFORMANS METRIKLERI KONULUYOR .</text:p>
      <text:p text:style-name="P18"><text:soft-page-break/></text:p>
      <text:p text:style-name="P18">* INTERACTIVE DATA VISUALIZATION YAPILIYOR.</text:p>
      <text:p text:style-name="P18"/>
      <text:p text:style-name="P18">* SONUCLAR EXCELE ALINIY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4:13:15.456274395</meta:creation-date>
    <dc:date>2019-05-31T16:28:07.455180956</dc:date>
    <meta:editing-duration>PT2M33S</meta:editing-duration>
    <meta:editing-cycles>1</meta:editing-cycles>
    <meta:document-statistic meta:table-count="0" meta:image-count="0" meta:object-count="0" meta:page-count="7" meta:paragraph-count="67" meta:word-count="718" meta:character-count="5064" meta:non-whitespace-character-count="4376"/>
    <meta:generator>LibreOffice/5.1.6.2$Linux_X86_64 LibreOffice_project/10m0$Build-2</meta:generator>
  </office:meta>
</office:document-meta>
</file>